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8f7a" officeooo:paragraph-rsid="00148f7a"/>
    </style:style>
    <style:style style:name="P2" style:family="paragraph" style:parent-style-name="Standard">
      <style:text-properties officeooo:rsid="00148f7a" officeooo:paragraph-rsid="001cc29d"/>
    </style:style>
    <style:style style:name="P3" style:family="paragraph" style:parent-style-name="Standard">
      <style:text-properties officeooo:rsid="00148f7a" officeooo:paragraph-rsid="0020a585"/>
    </style:style>
    <style:style style:name="P4" style:family="paragraph" style:parent-style-name="Standard">
      <style:text-properties officeooo:rsid="00148f7a" officeooo:paragraph-rsid="002cd0f1"/>
    </style:style>
    <style:style style:name="P5" style:family="paragraph" style:parent-style-name="Standard">
      <style:text-properties officeooo:rsid="00164359" officeooo:paragraph-rsid="00164359"/>
    </style:style>
    <style:style style:name="P6" style:family="paragraph" style:parent-style-name="Standard">
      <style:text-properties officeooo:rsid="001794de" officeooo:paragraph-rsid="001794de"/>
    </style:style>
    <style:style style:name="P7" style:family="paragraph" style:parent-style-name="Standard">
      <style:text-properties officeooo:rsid="001794de" officeooo:paragraph-rsid="0017b7b7"/>
    </style:style>
    <style:style style:name="P8" style:family="paragraph" style:parent-style-name="Standard">
      <style:text-properties officeooo:rsid="0017b7b7" officeooo:paragraph-rsid="0017b7b7"/>
    </style:style>
    <style:style style:name="P9" style:family="paragraph" style:parent-style-name="Standard">
      <style:text-properties officeooo:rsid="001a5ecf" officeooo:paragraph-rsid="001a5ecf"/>
    </style:style>
    <style:style style:name="P10" style:family="paragraph" style:parent-style-name="Standard">
      <style:text-properties officeooo:rsid="001af09e" officeooo:paragraph-rsid="001af09e"/>
    </style:style>
    <style:style style:name="P11" style:family="paragraph" style:parent-style-name="Standard">
      <style:text-properties officeooo:rsid="001af09e" officeooo:paragraph-rsid="00164359"/>
    </style:style>
    <style:style style:name="P12" style:family="paragraph" style:parent-style-name="Standard">
      <style:text-properties officeooo:rsid="001c8d56" officeooo:paragraph-rsid="001c8d56"/>
    </style:style>
    <style:style style:name="P13" style:family="paragraph" style:parent-style-name="Standard">
      <style:text-properties officeooo:rsid="001fd214" officeooo:paragraph-rsid="001fd214"/>
    </style:style>
    <style:style style:name="P14" style:family="paragraph" style:parent-style-name="Standard">
      <style:text-properties officeooo:rsid="0020a585" officeooo:paragraph-rsid="0020a585"/>
    </style:style>
    <style:style style:name="P15" style:family="paragraph" style:parent-style-name="Standard">
      <style:text-properties officeooo:rsid="0020a585" officeooo:paragraph-rsid="002cd0f1"/>
    </style:style>
    <style:style style:name="P16" style:family="paragraph" style:parent-style-name="Standard">
      <style:text-properties officeooo:rsid="002267b5" officeooo:paragraph-rsid="002267b5"/>
    </style:style>
    <style:style style:name="P17" style:family="paragraph" style:parent-style-name="Standard">
      <style:text-properties officeooo:rsid="0024500d" officeooo:paragraph-rsid="0024500d"/>
    </style:style>
    <style:style style:name="P18" style:family="paragraph" style:parent-style-name="Standard">
      <style:text-properties officeooo:rsid="00256088" officeooo:paragraph-rsid="00256088"/>
    </style:style>
    <style:style style:name="P19" style:family="paragraph" style:parent-style-name="Standard">
      <style:text-properties officeooo:rsid="0026dd72" officeooo:paragraph-rsid="0026dd72"/>
    </style:style>
    <style:style style:name="P20" style:family="paragraph" style:parent-style-name="Standard">
      <style:text-properties officeooo:rsid="0028d399" officeooo:paragraph-rsid="0028d399"/>
    </style:style>
    <style:style style:name="P21" style:family="paragraph" style:parent-style-name="Standard">
      <style:text-properties officeooo:rsid="002950a0" officeooo:paragraph-rsid="002950a0"/>
    </style:style>
    <style:style style:name="P22" style:family="paragraph" style:parent-style-name="Standard">
      <style:text-properties officeooo:rsid="0029c4fb" officeooo:paragraph-rsid="0029c4fb"/>
    </style:style>
    <style:style style:name="P23" style:family="paragraph" style:parent-style-name="Standard">
      <style:text-properties officeooo:paragraph-rsid="0029c4fb"/>
    </style:style>
    <style:style style:name="P24" style:family="paragraph" style:parent-style-name="Standard">
      <style:text-properties officeooo:rsid="0029cadb" officeooo:paragraph-rsid="0029cadb"/>
    </style:style>
    <style:style style:name="P25" style:family="paragraph" style:parent-style-name="Standard">
      <style:text-properties officeooo:rsid="002ba69f" officeooo:paragraph-rsid="002ba69f"/>
    </style:style>
    <style:style style:name="P26" style:family="paragraph" style:parent-style-name="Standard">
      <style:text-properties fo:font-weight="bold" officeooo:rsid="0029cadb" officeooo:paragraph-rsid="0029cadb" style:font-weight-asian="bold" style:font-weight-complex="bold"/>
    </style:style>
    <style:style style:name="P27" style:family="paragraph" style:parent-style-name="Preformatted_20_Text">
      <style:text-properties officeooo:rsid="0017b7b7" officeooo:paragraph-rsid="0017b7b7"/>
    </style:style>
    <style:style style:name="P28" style:family="paragraph" style:parent-style-name="Preformatted_20_Text">
      <style:text-properties officeooo:rsid="001af09e" officeooo:paragraph-rsid="001af09e"/>
    </style:style>
    <style:style style:name="P29" style:family="paragraph" style:parent-style-name="Preformatted_20_Text">
      <style:text-properties officeooo:rsid="001c8d56" officeooo:paragraph-rsid="001c8d56"/>
    </style:style>
    <style:style style:name="P30" style:family="paragraph" style:parent-style-name="Preformatted_20_Text">
      <style:text-properties officeooo:rsid="001fd214" officeooo:paragraph-rsid="0020a585"/>
    </style:style>
    <style:style style:name="P31" style:family="paragraph" style:parent-style-name="Preformatted_20_Text">
      <style:text-properties officeooo:rsid="0028d399" officeooo:paragraph-rsid="0028d399"/>
    </style:style>
    <style:style style:name="P32" style:family="paragraph" style:parent-style-name="Preformatted_20_Text">
      <style:paragraph-properties fo:margin-top="0cm" fo:margin-bottom="0.499cm" loext:contextual-spacing="false"/>
    </style:style>
    <style:style style:name="P33" style:family="paragraph" style:parent-style-name="Standard">
      <style:text-properties fo:font-weight="bold" officeooo:rsid="002950a0" officeooo:paragraph-rsid="002950a0" style:font-weight-asian="bold" style:font-weight-complex="bold"/>
    </style:style>
    <style:style style:name="P34" style:family="paragraph" style:parent-style-name="Standard">
      <style:text-properties fo:font-weight="bold" officeooo:rsid="00256088" officeooo:paragraph-rsid="00256088" style:font-weight-asian="bold" style:font-weight-complex="bold"/>
    </style:style>
    <style:style style:name="P35" style:family="paragraph" style:parent-style-name="Standard">
      <style:text-properties fo:font-weight="bold" officeooo:rsid="0020a585" officeooo:paragraph-rsid="0020a585" style:font-weight-asian="bold" style:font-weight-complex="bold"/>
    </style:style>
    <style:style style:name="P36" style:family="paragraph" style:parent-style-name="Standard">
      <style:text-properties fo:font-weight="bold" officeooo:rsid="00148f7a" officeooo:paragraph-rsid="001cc29d" style:font-weight-asian="bold" style:font-weight-complex="bold"/>
    </style:style>
    <style:style style:name="P37" style:family="paragraph" style:parent-style-name="Standard">
      <style:text-properties fo:font-weight="bold" officeooo:rsid="00148f7a" officeooo:paragraph-rsid="0020a585" style:font-weight-asian="bold" style:font-weight-complex="bold"/>
    </style:style>
    <style:style style:name="P38" style:family="paragraph" style:parent-style-name="Standard">
      <style:text-properties fo:font-weight="bold" officeooo:rsid="00148f7a" officeooo:paragraph-rsid="0035ceac" style:font-weight-asian="bold" style:font-weight-complex="bold"/>
    </style:style>
    <style:style style:name="P39" style:family="paragraph" style:parent-style-name="Standard">
      <style:text-properties fo:font-weight="bold" officeooo:rsid="00148f7a" officeooo:paragraph-rsid="0039f37c" style:font-weight-asian="bold" style:font-weight-complex="bold"/>
    </style:style>
    <style:style style:name="P40" style:family="paragraph" style:parent-style-name="Standard">
      <style:text-properties fo:font-weight="bold" officeooo:rsid="001af09e" officeooo:paragraph-rsid="001af09e" style:font-weight-asian="bold" style:font-weight-complex="bold"/>
    </style:style>
    <style:style style:name="P41" style:family="paragraph" style:parent-style-name="Standard">
      <style:text-properties fo:font-weight="bold" officeooo:rsid="00164359" officeooo:paragraph-rsid="00164359" style:font-weight-asian="bold" style:font-weight-complex="bold"/>
    </style:style>
    <style:style style:name="P42" style:family="paragraph" style:parent-style-name="Standard">
      <style:text-properties fo:font-size="16pt" fo:font-weight="bold" officeooo:rsid="0020a585" officeooo:paragraph-rsid="0020a585" style:font-size-asian="16pt" style:font-weight-asian="bold" style:font-size-complex="16pt" style:font-weight-complex="bold"/>
    </style:style>
    <style:style style:name="P43" style:family="paragraph" style:parent-style-name="Standard">
      <style:text-properties fo:font-size="16pt" fo:font-weight="bold" officeooo:rsid="00164359" officeooo:paragraph-rsid="0032a984" style:font-size-asian="16pt" style:font-weight-asian="bold" style:font-size-complex="16pt" style:font-weight-complex="bold"/>
    </style:style>
    <style:style style:name="P44" style:family="paragraph" style:parent-style-name="Standard">
      <style:text-properties fo:font-size="16pt" fo:font-weight="bold" officeooo:rsid="00148f7a" officeooo:paragraph-rsid="0035ceac" style:font-size-asian="16pt" style:font-weight-asian="bold" style:font-size-complex="16pt" style:font-weight-complex="bold"/>
    </style:style>
    <style:style style:name="P45" style:family="paragraph" style:parent-style-name="Standard">
      <style:text-properties fo:font-size="16pt" fo:font-weight="bold" officeooo:rsid="0035ceac" officeooo:paragraph-rsid="0035ceac" style:font-size-asian="16pt" style:font-weight-asian="bold" style:font-size-complex="16pt" style:font-weight-complex="bold"/>
    </style:style>
    <style:style style:name="P46" style:family="paragraph" style:parent-style-name="Standard">
      <style:text-properties officeooo:rsid="0020a585" officeooo:paragraph-rsid="0020a585"/>
    </style:style>
    <style:style style:name="P47" style:family="paragraph" style:parent-style-name="Standard">
      <style:text-properties officeooo:rsid="0020a585" officeooo:paragraph-rsid="0038fb4c"/>
    </style:style>
    <style:style style:name="P48" style:family="paragraph" style:parent-style-name="Standard">
      <style:paragraph-properties fo:text-align="center" style:justify-single-word="false"/>
      <style:text-properties fo:font-size="40pt" officeooo:rsid="00148f7a" officeooo:paragraph-rsid="00148f7a" style:font-size-asian="40pt" style:font-size-complex="40pt"/>
    </style:style>
    <style:style style:name="P49" style:family="paragraph" style:parent-style-name="Standard">
      <style:text-properties fo:font-size="14pt" fo:font-weight="bold" officeooo:rsid="00148f7a" officeooo:paragraph-rsid="00148f7a" style:font-size-asian="14pt" style:font-weight-asian="bold" style:font-size-complex="14pt" style:font-weight-complex="bold"/>
    </style:style>
    <style:style style:name="P50" style:family="paragraph" style:parent-style-name="Standard">
      <style:text-properties officeooo:rsid="00148f7a" officeooo:paragraph-rsid="00148f7a"/>
    </style:style>
    <style:style style:name="P51" style:family="paragraph" style:parent-style-name="Standard">
      <style:text-properties officeooo:rsid="00148f7a" officeooo:paragraph-rsid="0032a984"/>
    </style:style>
    <style:style style:name="P52" style:family="paragraph" style:parent-style-name="Standard">
      <style:text-properties officeooo:rsid="00148f7a" officeooo:paragraph-rsid="002cd0f1"/>
    </style:style>
    <style:style style:name="P53" style:family="paragraph" style:parent-style-name="Standard">
      <style:text-properties officeooo:rsid="00148f7a" officeooo:paragraph-rsid="0035ceac"/>
    </style:style>
    <style:style style:name="P54" style:family="paragraph" style:parent-style-name="Standard">
      <style:text-properties officeooo:rsid="001cc29d" officeooo:paragraph-rsid="003380f0"/>
    </style:style>
    <style:style style:name="P55" style:family="paragraph" style:parent-style-name="Standard">
      <style:text-properties officeooo:rsid="001cc29d" officeooo:paragraph-rsid="00373b43"/>
    </style:style>
    <style:style style:name="P56" style:family="paragraph" style:parent-style-name="Standard">
      <style:text-properties officeooo:rsid="001fd214" officeooo:paragraph-rsid="001cc29d"/>
    </style:style>
    <style:style style:name="P57" style:family="paragraph" style:parent-style-name="Standard">
      <style:text-properties officeooo:rsid="001fd214" officeooo:paragraph-rsid="003380f0"/>
    </style:style>
    <style:style style:name="P58" style:family="paragraph" style:parent-style-name="Standard">
      <style:text-properties officeooo:rsid="001fd214" officeooo:paragraph-rsid="00373b43"/>
    </style:style>
    <style:style style:name="P59" style:family="paragraph" style:parent-style-name="Standard">
      <style:text-properties officeooo:rsid="001fd214" officeooo:paragraph-rsid="0038fb4c"/>
    </style:style>
    <style:style style:name="P60" style:family="paragraph" style:parent-style-name="Standard">
      <style:text-properties officeooo:rsid="001eca88" officeooo:paragraph-rsid="003380f0"/>
    </style:style>
    <style:style style:name="P61" style:family="paragraph" style:parent-style-name="Standard">
      <style:text-properties officeooo:rsid="001eca88" officeooo:paragraph-rsid="00373b43"/>
    </style:style>
    <style:style style:name="P62" style:family="paragraph" style:parent-style-name="Standard">
      <style:text-properties officeooo:rsid="001e7161" officeooo:paragraph-rsid="003380f0"/>
    </style:style>
    <style:style style:name="P63" style:family="paragraph" style:parent-style-name="Standard">
      <style:text-properties officeooo:rsid="001e7161" officeooo:paragraph-rsid="00373b43"/>
    </style:style>
    <style:style style:name="P64" style:family="paragraph" style:parent-style-name="Standard">
      <style:text-properties officeooo:rsid="0033d2aa" officeooo:paragraph-rsid="0035717b"/>
    </style:style>
    <style:style style:name="P65" style:family="paragraph" style:parent-style-name="Standard">
      <style:text-properties officeooo:rsid="0033d2aa" officeooo:paragraph-rsid="00373b43"/>
    </style:style>
    <style:style style:name="P66" style:family="paragraph" style:parent-style-name="Standard">
      <style:text-properties officeooo:rsid="0035ceac" officeooo:paragraph-rsid="0035ceac"/>
    </style:style>
    <style:style style:name="P67" style:family="paragraph" style:parent-style-name="Standard">
      <style:text-properties officeooo:rsid="0038fb4c" officeooo:paragraph-rsid="0038fb4c"/>
    </style:style>
    <style:style style:name="P68" style:family="paragraph" style:parent-style-name="Standard">
      <style:text-properties officeooo:rsid="003b5e11" officeooo:paragraph-rsid="003b5e11"/>
    </style:style>
    <style:style style:name="P69" style:family="paragraph" style:parent-style-name="Standard">
      <style:text-properties officeooo:rsid="003b5e11" officeooo:paragraph-rsid="003d3374"/>
    </style:style>
    <style:style style:name="P70" style:family="paragraph" style:parent-style-name="Standard">
      <style:text-properties officeooo:rsid="003b5e11" officeooo:paragraph-rsid="003f758e"/>
    </style:style>
    <style:style style:name="P71" style:family="paragraph" style:parent-style-name="Standard">
      <style:text-properties officeooo:rsid="003b5e11" officeooo:paragraph-rsid="00406112"/>
    </style:style>
    <style:style style:name="P72" style:family="paragraph" style:parent-style-name="Standard">
      <style:text-properties officeooo:rsid="003b5e11" officeooo:paragraph-rsid="0041062e"/>
    </style:style>
    <style:style style:name="P73" style:family="paragraph" style:parent-style-name="Standard">
      <style:text-properties officeooo:rsid="003d3374" officeooo:paragraph-rsid="003d3374"/>
    </style:style>
    <style:style style:name="P74" style:family="paragraph" style:parent-style-name="Standard">
      <style:text-properties officeooo:rsid="003d3374" officeooo:paragraph-rsid="003f758e"/>
    </style:style>
    <style:style style:name="P75" style:family="paragraph" style:parent-style-name="Standard">
      <style:text-properties officeooo:rsid="003d3374" officeooo:paragraph-rsid="00406112"/>
    </style:style>
    <style:style style:name="P76" style:family="paragraph" style:parent-style-name="Standard">
      <style:text-properties officeooo:rsid="003d3374" officeooo:paragraph-rsid="0041062e"/>
    </style:style>
    <style:style style:name="P77" style:family="paragraph" style:parent-style-name="Standard">
      <style:text-properties officeooo:rsid="003d9898" officeooo:paragraph-rsid="003d9898"/>
    </style:style>
    <style:style style:name="P78" style:family="paragraph" style:parent-style-name="Standard">
      <style:text-properties officeooo:rsid="003d9898" officeooo:paragraph-rsid="003f758e"/>
    </style:style>
    <style:style style:name="P79" style:family="paragraph" style:parent-style-name="Standard">
      <style:text-properties style:text-underline-style="solid" style:text-underline-width="auto" style:text-underline-color="font-color" officeooo:rsid="003d9898" officeooo:paragraph-rsid="003d9898"/>
    </style:style>
    <style:style style:name="P80" style:family="paragraph" style:parent-style-name="Standard">
      <style:text-properties style:text-underline-style="solid" style:text-underline-width="auto" style:text-underline-color="font-color" officeooo:rsid="003d9898" officeooo:paragraph-rsid="003f758e"/>
    </style:style>
    <style:style style:name="P81" style:family="paragraph" style:parent-style-name="Standard">
      <style:text-properties style:text-underline-style="solid" style:text-underline-width="auto" style:text-underline-color="font-color" officeooo:rsid="003b5e11" officeooo:paragraph-rsid="003b5e11"/>
    </style:style>
    <style:style style:name="P82" style:family="paragraph" style:parent-style-name="Standard">
      <style:text-properties style:text-underline-style="solid" style:text-underline-width="auto" style:text-underline-color="font-color" officeooo:rsid="003b5e11" officeooo:paragraph-rsid="003d3374"/>
    </style:style>
    <style:style style:name="P83" style:family="paragraph" style:parent-style-name="Standard">
      <style:text-properties style:text-underline-style="solid" style:text-underline-width="auto" style:text-underline-color="font-color" officeooo:rsid="003b5e11" officeooo:paragraph-rsid="003f758e"/>
    </style:style>
    <style:style style:name="P84" style:family="paragraph" style:parent-style-name="Standard">
      <style:text-properties style:text-underline-style="solid" style:text-underline-width="auto" style:text-underline-color="font-color" officeooo:rsid="003b5e11" officeooo:paragraph-rsid="00406112"/>
    </style:style>
    <style:style style:name="P85" style:family="paragraph" style:parent-style-name="Standard">
      <style:text-properties style:text-underline-style="solid" style:text-underline-width="auto" style:text-underline-color="font-color" officeooo:rsid="003b5e11" officeooo:paragraph-rsid="0041062e"/>
    </style:style>
    <style:style style:name="P86" style:family="paragraph" style:parent-style-name="Standard">
      <style:text-properties officeooo:rsid="003fac90" officeooo:paragraph-rsid="003fac90"/>
    </style:style>
    <style:style style:name="P87" style:family="paragraph" style:parent-style-name="Standard">
      <style:text-properties officeooo:rsid="003fac90" officeooo:paragraph-rsid="00406112"/>
    </style:style>
    <style:style style:name="P88" style:family="paragraph" style:parent-style-name="Standard">
      <style:text-properties officeooo:rsid="00436e4e" officeooo:paragraph-rsid="00436e4e"/>
    </style:style>
    <style:style style:name="P89" style:family="paragraph" style:parent-style-name="Preformatted_20_Text">
      <style:text-properties officeooo:rsid="001fd214" officeooo:paragraph-rsid="0020a585"/>
    </style:style>
    <style:style style:name="P90" style:family="paragraph" style:parent-style-name="Preformatted_20_Text">
      <style:text-properties officeooo:rsid="001fd214" officeooo:paragraph-rsid="0038fb4c"/>
    </style:style>
    <style:style style:name="T1" style:family="text">
      <style:text-properties officeooo:rsid="00148f7a"/>
    </style:style>
    <style:style style:name="T2" style:family="text">
      <style:text-properties officeooo:rsid="0019044e"/>
    </style:style>
    <style:style style:name="T3" style:family="text">
      <style:text-properties officeooo:rsid="001c8d56"/>
    </style:style>
    <style:style style:name="T4" style:family="text">
      <style:text-properties officeooo:rsid="001eca88"/>
    </style:style>
    <style:style style:name="T5" style:family="text">
      <style:text-properties officeooo:rsid="001fd214"/>
    </style:style>
    <style:style style:name="T6" style:family="text">
      <style:text-properties officeooo:rsid="0020a585"/>
    </style:style>
    <style:style style:name="T7" style:family="text">
      <style:text-properties officeooo:rsid="0023fcdb"/>
    </style:style>
    <style:style style:name="T8" style:family="text">
      <style:text-properties officeooo:rsid="0024500d"/>
    </style:style>
    <style:style style:name="T9" style:family="text">
      <style:text-properties officeooo:rsid="00256088"/>
    </style:style>
    <style:style style:name="T10" style:family="text">
      <style:text-properties officeooo:rsid="0026dd72"/>
    </style:style>
    <style:style style:name="T11" style:family="text">
      <style:text-properties officeooo:rsid="0028d399"/>
    </style:style>
    <style:style style:name="T12" style:family="text">
      <style:text-properties officeooo:rsid="002950a0"/>
    </style:style>
    <style:style style:name="T13" style:family="text">
      <style:text-properties officeooo:rsid="0029c4fb"/>
    </style:style>
    <style:style style:name="T14" style:family="text">
      <style:text-properties officeooo:rsid="0029cadb"/>
    </style:style>
    <style:style style:name="T15" style:family="text">
      <style:text-properties officeooo:rsid="0030fb6f"/>
    </style:style>
    <style:style style:name="T16" style:family="text">
      <style:text-properties officeooo:rsid="0032a984"/>
    </style:style>
    <style:style style:name="T17" style:family="text">
      <style:text-properties officeooo:rsid="0033d2aa"/>
    </style:style>
    <style:style style:name="T18" style:family="text">
      <style:text-properties officeooo:rsid="0035717b"/>
    </style:style>
    <style:style style:name="T19" style:family="text">
      <style:text-properties officeooo:rsid="0038fb4c"/>
    </style:style>
    <style:style style:name="T20" style:family="text">
      <style:text-properties officeooo:rsid="0039f37c"/>
    </style:style>
    <style:style style:name="T21" style:family="text">
      <style:text-properties officeooo:rsid="003d5d0c"/>
    </style:style>
    <style:style style:name="T22" style:family="text">
      <style:text-properties officeooo:rsid="003d9898"/>
    </style:style>
    <style:style style:name="T23" style:family="text">
      <style:text-properties officeooo:rsid="003f758e"/>
    </style:style>
    <style:style style:name="T24" style:family="text">
      <style:text-properties officeooo:rsid="00406112"/>
    </style:style>
    <style:style style:name="T25" style:family="text">
      <style:text-properties officeooo:rsid="0041062e"/>
    </style:style>
    <style:style style:name="T26" style:family="text">
      <style:text-properties officeooo:rsid="00413a4a"/>
    </style:style>
    <style:style style:name="T27" style:family="text">
      <style:text-properties officeooo:rsid="0041c69d"/>
    </style:style>
    <style:style style:name="T28" style:family="text">
      <style:text-properties officeooo:rsid="004234f8"/>
    </style:style>
    <style:style style:name="T29" style:family="text">
      <style:text-properties officeooo:rsid="0042ea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Object Detection</text:p>
      <text:p text:style-name="P1"/>
      <text:p text:style-name="P1"/>
      <text:p text:style-name="P1"/>
      <text:p text:style-name="P1"/>
      <text:p text:style-name="P1"/>
      <text:p text:style-name="P1"/>
      <text:p text:style-name="P49">Index</text:p>
      <text:p text:style-name="P49"/>
      <text:p text:style-name="P51">1. <text:span text:style-name="T15">SSD-inception using </text:span>Tensorflow object detection api</text:p>
      <text:p text:style-name="P1"><text:tab/>1.1 Dataset preparation</text:p>
      <text:p text:style-name="P1"><text:tab/>1.2 Downloading and installation of tensorflow api and its dependencies</text:p>
      <text:p text:style-name="P1"><text:tab/>1.3 Setting up the network architecture as per our needs</text:p>
      <text:p text:style-name="P1"><text:tab/>1.<text:span text:style-name="T6">4</text:span> Training and Testing</text:p>
      <text:p text:style-name="P1"><text:tab/><text:span text:style-name="T15">1.5 Results</text:span></text:p>
      <text:p text:style-name="P1">2. Yolo v2 object detection using Darkflow</text:p>
      <text:p text:style-name="P1"><text:tab/>2.1 Dataset preparation</text:p>
      <text:p text:style-name="P1"><text:tab/>2.2 Downloading and installation of tensorflow api and its dependencies</text:p>
      <text:p text:style-name="P1"><text:tab/>2.3 Setting up the network architecture as per our needs</text:p>
      <text:p text:style-name="P1"><text:tab/>2.<text:span text:style-name="T15">4</text:span> Training and Testing</text:p>
      <text:p text:style-name="P1"><text:tab/><text:span text:style-name="T15">2.5 Results</text:span></text:p>
      <text:p text:style-name="P51">3.<text:span text:style-name="T15"> Fast RCNN using Tensorflow object detection api</text:span></text:p>
      <text:p text:style-name="P1"><text:tab/>3.1 Dataset preparation</text:p>
      <text:p text:style-name="P1"><text:tab/>3.2 Downloading and installation of tensorflow api and its dependencies</text:p>
      <text:p text:style-name="P1"><text:tab/>3.3 Setting up the network architecture as per our needs</text:p>
      <text:p text:style-name="P1"><text:tab/>3.<text:span text:style-name="T16">4</text:span> Training and Testing</text:p>
      <text:p text:style-name="P1"><text:tab/><text:span text:style-name="T16">3.5 Results</text:span></text:p>
      <text:p text:style-name="P14">4. Tensorflow serving</text:p>
      <text:p text:style-name="P15"><text:tab/>4.1 Generating <text:span text:style-name="T7">model files and structuring them as per the tf_serving needs</text:span></text:p>
      <text:p text:style-name="P15"><text:tab/><text:span text:style-name="T9">4.2 Installing the docker</text:span></text:p>
      <text:p text:style-name="P15"><text:tab/><text:span text:style-name="T9">4.3 Building the tensorflow_serving docker image</text:span></text:p>
      <text:p text:style-name="P4"><text:tab/><text:span text:style-name="T12">4.4 Exporting and Running the model</text:span></text:p>
      <text:p text:style-name="P4"><text:tab/><text:span text:style-name="T14">4.5 Accessing the service using the client file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</text:p>
      <text:p text:style-name="P43">1. <text:span text:style-name="T15">SSD-inception using </text:span>Tensorflow object detection api</text:p>
      <text:p text:style-name="P5"/>
      <text:p text:style-name="P41">1.1 Dataset preparation</text:p>
      <text:p text:style-name="P5"/>
      <text:p text:style-name="P7">Create a Folder Tensorflow</text:p>
      <text:p text:style-name="P7"/>
      <text:p text:style-name="P7">cd Tensorflow/<text:span text:style-name="T2">train1</text:span></text:p>
      <text:p text:style-name="P7"/>
      <text:p text:style-name="P8">mkdir addons</text:p>
      <text:p text:style-name="P8">cd addons </text:p>
      <text:p text:style-name="P8"/>
      <text:p text:style-name="P8">Install labelImg</text:p>
      <text:p text:style-name="P8">git clone <text:a xlink:type="simple" xlink:href="https://github.com/tzutalin/labelImg.git" text:style-name="Internet_20_link" text:visited-style-name="Visited_20_Internet_20_Link">https://github.com/tzutalin/labelImg.git</text:a></text:p>
      <text:p text:style-name="P8"/>
      <text:p text:style-name="P27">sudo apt-get install pyqt5-dev-tools</text:p>
      <text:p text:style-name="Preformatted_20_Text">sudo pip3 install -r requirements/requirements-linux-python3.txt</text:p>
      <text:p text:style-name="Preformatted_20_Text">make qt5py3</text:p>
      <text:p text:style-name="P32">python3 labelImg.py</text:p>
      <text:p text:style-name="P8">cd ..</text:p>
      <text:p text:style-name="P8">mkdir images</text:p>
      <text:p text:style-name="P8">cd images</text:p>
      <text:p text:style-name="P8">Insert test and train image datasets</text:p>
      <text:p text:style-name="P8"/>
      <text:p text:style-name="P8">cd ..</text:p>
      <text:p text:style-name="P8">mkdir annotations #stores all csv files and tfrecords of the datasets</text:p>
      <text:p text:style-name="P8"/>
      <text:p text:style-name="P9">Generate xml images for all the training and testing datasets and place them in the corresponding folders</text:p>
      <text:p text:style-name="P9"/>
      <text:p text:style-name="P9">Create a label_map.pbtxt and place inside the <text:span text:style-name="T3">train1/</text:span>annotaion folder <text:s/><text:span text:style-name="T3">and train1/training folder</text:span></text:p>
      <text:p text:style-name="P8"/>
      <text:p text:style-name="P27"/>
      <text:p text:style-name="P10">item {</text:p>
      <text:p text:style-name="P10"><text:tab/>id: 1</text:p>
      <text:p text:style-name="P10"><text:tab/>name: ‘car’</text:p>
      <text:p text:style-name="P10">}</text:p>
      <text:p text:style-name="P11"/>
      <text:p text:style-name="P10">#Pre-processing</text:p>
      <text:p text:style-name="P10"/>
      <text:p text:style-name="P10">Create a folder with the name “preprocessing” to keep all the scripts used to convert the data to the desired format.</text:p>
      <text:p text:style-name="P10"/>
      <text:p text:style-name="P10">#converting all xml files to csv files</text:p>
      <text:p text:style-name="P10">Use the script xml_to_csv.py to convert all the csv files to the train.csv and test.csv</text:p>
      <text:p text:style-name="P28">python xml_to_csv.py -i [PATH_TO_IMAGES_FOLDER]/train -o [PATH_TO_ANNOTATIONS_FOLDER]/train.csv</text:p>
      <text:p text:style-name="P12">put them in tain1/annotaions folder</text:p>
      <text:p text:style-name="P12"/>
      <text:p text:style-name="P10">#converting csv files to tfrecord files</text:p>
      <text:p text:style-name="P12">Use the script generate_tfrecord.py to convert the csv files to the tfrecord files</text:p>
      <text:p text:style-name="P29"><text:soft-page-break/>python generate_tfrecord.py --label=&lt;LABEL&gt; --csv_input=&lt;PATH_TO_ANNOTATIONS_FOLDER&gt;/train_labels.csv <text:s/>--output_path=&lt;PATH_TO_ANNOTATIONS_FOLDER&gt;/train.record</text:p>
      <text:p text:style-name="P12">put them in tain1/annotaions folder</text:p>
      <text:p text:style-name="P12"/>
      <text:p text:style-name="P5"/>
      <text:p text:style-name="P5"/>
      <text:p text:style-name="P40">1.2 <text:span text:style-name="T1">Downloading and installation of tensorflow api and its dependencies</text:span></text:p>
      <text:p text:style-name="P10"/>
      <text:p text:style-name="P5">Install pillow, lxml, jupyter, matplotlib, opencv </text:p>
      <text:p text:style-name="P6"/>
      <text:p text:style-name="P6">git clone <text:a xlink:type="simple" xlink:href="https://github.com/tensorflow/models.git" text:style-name="Internet_20_link" text:visited-style-name="Visited_20_Internet_20_Link">https://github.com/tensorflow/models.git</text:a> </text:p>
      <text:p text:style-name="P6"/>
      <text:p text:style-name="P7">cd Tensorflow</text:p>
      <text:p text:style-name="P7"/>
      <text:p text:style-name="P6">cd models/research/</text:p>
      <text:p text:style-name="P6"/>
      <text:p text:style-name="P6">protoc object_detection/protos/*.proto –python_out=.</text:p>
      <text:p text:style-name="P6"/>
      <text:p text:style-name="P6">export PYTHONPATH=$PYTHONPATH:/content/gdrive/'My Drive'/TensorFlow/models/research/object_detection</text:p>
      <text:p text:style-name="P6"/>
      <text:p text:style-name="P6">python3 setup.py build</text:p>
      <text:p text:style-name="P6"/>
      <text:p text:style-name="P6">python setup.py install</text:p>
      <text:p text:style-name="P6"/>
      <text:p text:style-name="P6">export PYTHONPATH=$PYTHONPATH:content/gdrive/'My Drive'/TensorFlow/models/research:content/gdrive/'My Drive'/TensorFlow/models/research/slim</text:p>
      <text:p text:style-name="P6"/>
      <text:p text:style-name="P6"/>
      <text:p text:style-name="P8">cd /Tenso<text:span text:style-name="T20">r</text:span>flow</text:p>
      <text:p text:style-name="P8">mkdir workspace</text:p>
      <text:p text:style-name="P8">cd workspace</text:p>
      <text:p text:style-name="P8">mkdir train1</text:p>
      <text:p text:style-name="P8">cd train1</text:p>
      <text:p text:style-name="P8"/>
      <text:p text:style-name="P36">1.3 Setting up the network architecture as per our needs</text:p>
      <text:p text:style-name="P2"/>
      <text:p text:style-name="P54">Lets use transfer learning for training.</text:p>
      <text:p text:style-name="P54">Download the required model from the tensorflow detection model-zoo github diectory (<text:a xlink:type="simple" xlink:href="https://github.com/tensorflow/models/blob/master/research/object_detection/g3doc/detection_model_zoo.md" text:style-name="Internet_20_link" text:visited-style-name="Visited_20_Internet_20_Link">https://github.com/tensorflow/models/blob/master/research/object_detection/g3doc/detection_model_zoo.md</text:a>) </text:p>
      <text:p text:style-name="P54">Here we will use ssd_mobilenet_v1_coco_2017_11_17.tar.gz</text:p>
      <text:p text:style-name="P54"/>
      <text:p text:style-name="P60">mkdir train1/pre-trained-model </text:p>
      <text:p text:style-name="P60"/>
      <text:p text:style-name="P62">Unzip the contents and put them inside the <text:span text:style-name="T4">train1/pre-trained-model</text:span></text:p>
      <text:p text:style-name="P62"/>
      <text:p text:style-name="P60">Get the corresponding config file from the models/research/object_detection/samples/config folder</text:p>
      <text:p text:style-name="P60"/>
      <text:p text:style-name="P60">Here it is ssd_inception_v1_coco.config</text:p>
      <text:p text:style-name="P60"/>
      <text:p text:style-name="P60">Change the number of classes we are training on. Here it is <text:span text:style-name="T5">only </text:span>1 <text:span text:style-name="T5">class </text:span>(car)</text:p>
      <text:p text:style-name="P60"><text:soft-page-break/></text:p>
      <text:p text:style-name="P60">Change the IOU threshold to 0.<text:span text:style-name="T17">3</text:span> which is the optimum value used in papers.</text:p>
      <text:p text:style-name="P60"/>
      <text:p text:style-name="P60">Change the threshold _score = 0.7, which not only decrease the number of computations for IOU processing but also helps to filter out the predictions which have a minimum probability of 70%. </text:p>
      <text:p text:style-name="P60"/>
      <text:p text:style-name="P60">Mention the path to the train.record and test.record files that we have created.</text:p>
      <text:p text:style-name="P60"/>
      <text:p text:style-name="P60">Mention the path to the label_map.pbtxt which contains the class names and their indices.</text:p>
      <text:p text:style-name="P60"/>
      <text:p text:style-name="P60">Mention the path to the trained weights of the model that we have downloaded</text:p>
      <text:p text:style-name="P60"/>
      <text:p text:style-name="P64">Set the learning rate and evaluation configurations <text:span text:style-name="T18">as per our needs here the learning rate is 0.004</text:span></text:p>
      <text:p text:style-name="P64"/>
      <text:p text:style-name="P57">Optionally, we can change the number of training steps to <text:span text:style-name="T17">suit our needs eg: </text:span>30 <text:span text:style-name="T17">or </text:span>100 (<text:span text:style-name="T17">so less mentioned, </text:span>as we are just updating the already trained network) <text:s/></text:p>
      <text:p text:style-name="P56"/>
      <text:p text:style-name="P13"/>
      <text:p text:style-name="P37">1.<text:span text:style-name="T6">4</text:span> Training and Testing</text:p>
      <text:p text:style-name="P3"/>
      <text:p text:style-name="P13">Now lets go to the models/research/object_detection/legacy/ and copy the train.py from there and copy it into the train1/ folder</text:p>
      <text:p text:style-name="P13"/>
      <text:p text:style-name="P13">Make sure that all the dependencies are exported to the python path (Orelse you will have to copy the nets and deployment folders to the train1 folder)</text:p>
      <text:p text:style-name="P13"/>
      <text:p text:style-name="P13">Now train the network using the train.py, mentioning the corresponding config file and the training directory where our trained models will be saved</text:p>
      <text:p text:style-name="P13"/>
      <text:p text:style-name="P30">python train.py --logtostderr --train_dir=training/ --pipeline_config_path=training/ssd_inception_v1_coco.config</text:p>
      <text:p text:style-name="P30"/>
      <text:p text:style-name="P30"/>
      <text:p text:style-name="P14">You will soon see the training process updates on the screen.</text:p>
      <text:p text:style-name="P14"/>
      <text:p text:style-name="P14"/>
      <text:p text:style-name="P39"><text:span text:style-name="T15">1.5 Results</text:span></text:p>
      <text:p text:style-name="P14"/>
      <text:p text:style-name="P68">Training set contains: 61 images</text:p>
      <text:p text:style-name="P68">Testing set contains: 10 images</text:p>
      <text:p text:style-name="P68">Dataset contains car images with only one class, car</text:p>
      <text:p text:style-name="P68">learning rate:0.0004</text:p>
      <text:p text:style-name="P88">Time taken for a single image inference(including post processing): 0.667 seconds</text:p>
      <text:p text:style-name="P79">NOTE: Due to the high variance condition due to the less amount of data used for training, loss values may be misleading, instead refer mAP values and the output images.</text:p>
      <text:p text:style-name="P77"/>
      <text:p text:style-name="P86">Below results are evaluated on the test dataset.</text:p>
      <text:p text:style-name="P81">Results till 40 steps:</text:p>
      <text:p text:style-name="P68"/>
      <text:p text:style-name="P68">classification_loss: 0.177876</text:p>
      <text:p text:style-name="P68">localization_loss: 0.073772</text:p>
      <text:p text:style-name="P68">mAP@0.5IOU: 0.312029 </text:p>
      <text:p text:style-name="P68"/>
      <text:p text:style-name="P73"><text:soft-page-break/>last step loss: 0.6</text:p>
      <text:p text:style-name="P73">Time taken: 446 seconds</text:p>
      <text:p text:style-name="P73">Output images:</text:p>
      <text:p text:style-name="P73"/>
      <text:p text:style-name="P82">Results till <text:span text:style-name="T21">62</text:span> steps:</text:p>
      <text:p text:style-name="P69"/>
      <text:p text:style-name="P69">classification_loss: 0.323334</text:p>
      <text:p text:style-name="P69">localization_loss: 0.223708</text:p>
      <text:p text:style-name="P69">mAP@0.5IOU: 0.666667</text:p>
      <text:p text:style-name="P69"/>
      <text:p text:style-name="P73">last step loss: <text:span text:style-name="T21">1.3</text:span></text:p>
      <text:p text:style-name="P73">Time taken: <text:span text:style-name="T21">65</text:span>6 seconds</text:p>
      <text:p text:style-name="P73">Output images:</text:p>
      <text:p text:style-name="P73"/>
      <text:p text:style-name="P82">Results till 100 steps:</text:p>
      <text:p text:style-name="P69"/>
      <text:p text:style-name="P69">classification_loss: 0.301499</text:p>
      <text:p text:style-name="P69">localization_loss: 0.206459</text:p>
      <text:p text:style-name="P69">mAP@0.5IOU: 0.666667 </text:p>
      <text:p text:style-name="P69"/>
      <text:p text:style-name="P73">last step loss: <text:span text:style-name="T21">1.3</text:span></text:p>
      <text:p text:style-name="P73">Time taken: <text:span text:style-name="T21">992</text:span> seconds</text:p>
      <text:p text:style-name="P73">Output images:</text:p>
      <text:p text:style-name="P73"/>
      <text:p text:style-name="P82">Results till 120 steps:</text:p>
      <text:p text:style-name="P69"/>
      <text:p text:style-name="P69">classification_loss: 0.293540</text:p>
      <text:p text:style-name="P69">localization_loss: 0.157667</text:p>
      <text:p text:style-name="P69">mAP@0.5IOU: 0.666667 </text:p>
      <text:p text:style-name="P69"/>
      <text:p text:style-name="P73">last step loss: 0.6</text:p>
      <text:p text:style-name="P73">Time taken: <text:span text:style-name="T22">1190</text:span> seconds</text:p>
      <text:p text:style-name="P73">Output images:</text:p>
      <text:p text:style-name="P73"/>
      <text:p text:style-name="P73"/>
      <text:p text:style-name="P45">2. <text:span text:style-name="T1">Yolo v2 object detection using Darkflow</text:span></text:p>
      <text:p text:style-name="P66"/>
      <text:p text:style-name="P53">2.1 Dataset preparation</text:p>
      <text:p text:style-name="P53">2.2 Downloading and installation of tensorflow api and its dependencies</text:p>
      <text:p text:style-name="P53">2.3 Setting up the network architecture as per our needs</text:p>
      <text:p text:style-name="P53">2.<text:span text:style-name="T15">4</text:span> Training and Testing</text:p>
      <text:p text:style-name="P53"/>
      <text:p text:style-name="P38"><text:span text:style-name="T15">2.5 Results</text:span></text:p>
      <text:p text:style-name="P53"/>
      <text:p text:style-name="P71">Training set contains: 61 images</text:p>
      <text:p text:style-name="P71">Testing set contains: 1<text:span text:style-name="T25">3</text:span> images</text:p>
      <text:p text:style-name="P71">Dataset contains car images with only one class, car</text:p>
      <text:p text:style-name="P71">learning rate:0.00<text:span text:style-name="T24">1</text:span></text:p>
      <text:p text:style-name="P88">Time taken for a single image inference(including post processing): 0.378 seconds</text:p>
      <text:p text:style-name="P88"/>
      <text:p text:style-name="P87">Below results are evaluated on the test dataset.</text:p>
      <text:p text:style-name="P84">Results till <text:span text:style-name="T25">875</text:span> steps:</text:p>
      <text:p text:style-name="P71"><text:soft-page-break/></text:p>
      <text:p text:style-name="P71">mAP@0.5IOU: <text:span text:style-name="T28">0.</text:span>1259</text:p>
      <text:p text:style-name="P71"><text:s/></text:p>
      <text:p text:style-name="P71"/>
      <text:p text:style-name="P75">last step loss: <text:span text:style-name="T23">1.3</text:span></text:p>
      <text:p text:style-name="P75">Time taken: <text:span text:style-name="T27">14244.76 </text:span>seconds <text:span text:style-name="T27">= 3 hr 57 min</text:span></text:p>
      <text:p text:style-name="P75">Output images:</text:p>
      <text:p text:style-name="P75"/>
      <text:p text:style-name="P84">Results till <text:span text:style-name="T25">1000</text:span> steps:</text:p>
      <text:p text:style-name="P71"/>
      <text:p text:style-name="P71">mAP@<text:span text:style-name="T25">0</text:span>.5IOU: <text:span text:style-name="T26">0.</text:span>1667</text:p>
      <text:p text:style-name="P71"/>
      <text:p text:style-name="P75">last step loss: <text:span text:style-name="T21">1.1</text:span></text:p>
      <text:p text:style-name="P75">Time taken: <text:span text:style-name="T29">16278</text:span> seconds</text:p>
      <text:p text:style-name="P75">Output images:</text:p>
      <text:p text:style-name="P75"/>
      <text:p text:style-name="P84">Results till <text:span text:style-name="T25">1125</text:span> steps:</text:p>
      <text:p text:style-name="P71"/>
      <text:p text:style-name="P71">mAP@<text:span text:style-name="T25">0</text:span>.5IOU: <text:span text:style-name="T26">0.</text:span>1667</text:p>
      <text:p text:style-name="P71"/>
      <text:p text:style-name="P75">last step loss: <text:span text:style-name="T23">0.92</text:span></text:p>
      <text:p text:style-name="P75">Time taken: <text:span text:style-name="T29">18313.7</text:span> seconds</text:p>
      <text:p text:style-name="P75">Output images:</text:p>
      <text:p text:style-name="P14"/>
      <text:p text:style-name="P85">Results till <text:span text:style-name="T25">1250</text:span> steps:</text:p>
      <text:p text:style-name="P72"/>
      <text:p text:style-name="P72">mAP@<text:span text:style-name="T25">0</text:span>.5IOU: <text:span text:style-name="T26">0.</text:span>2222</text:p>
      <text:p text:style-name="P72"/>
      <text:p text:style-name="P76">last step loss: <text:span text:style-name="T23">0.85</text:span></text:p>
      <text:p text:style-name="P76">Time taken: <text:span text:style-name="T29">20348</text:span> seconds</text:p>
      <text:p text:style-name="P76">Output images:</text:p>
      <text:p text:style-name="P76"/>
      <text:p text:style-name="P44">3.<text:span text:style-name="T15"> Fast RCNN using Tensorflow object detection api</text:span></text:p>
      <text:p text:style-name="P44"/>
      <text:p text:style-name="P38">3.1 Dataset preparation</text:p>
      <text:p text:style-name="P53"/>
      <text:p text:style-name="P67">Refer 2.1 </text:p>
      <text:p text:style-name="P67"/>
      <text:p text:style-name="P38">3.2 Downloading and installation of tensorflow api and its dependencies</text:p>
      <text:p text:style-name="P53"/>
      <text:p text:style-name="P67">Refer 2.2</text:p>
      <text:p text:style-name="P53"/>
      <text:p text:style-name="P38">3.3 Setting up the network architecture as per our needs</text:p>
      <text:p text:style-name="P53"/>
      <text:p text:style-name="P55">Lets use transfer learning for training.</text:p>
      <text:p text:style-name="P55">Download the required model from the tensorflow detection model-zoo github diectory (<text:a xlink:type="simple" xlink:href="https://github.com/tensorflow/models/blob/master/research/object_detection/g3doc/detection_model_zoo.md" text:style-name="Internet_20_link" text:visited-style-name="Visited_20_Internet_20_Link">https://github.com/tensorflow/models/blob/master/research/object_detection/g3doc/detection_model_zoo.md</text:a>) </text:p>
      <text:p text:style-name="P55">Here we will use faster_rcnn_inception_v2_coco_2018_01_28.tar.gz</text:p>
      <text:p text:style-name="P55"/>
      <text:p text:style-name="P61">mkdir train<text:span text:style-name="T18">2</text:span>/pre-trained-model </text:p>
      <text:p text:style-name="P61"/>
      <text:p text:style-name="P63"><text:soft-page-break/>Unzip the contents and put them inside the <text:span text:style-name="T4">train1/pre-trained-model</text:span></text:p>
      <text:p text:style-name="P63"/>
      <text:p text:style-name="P61">Get the corresponding config file from the models/research/object_detection/samples/config folder</text:p>
      <text:p text:style-name="P61"/>
      <text:p text:style-name="P61">Here it is faster_rcnn_inception_v2_pets.config</text:p>
      <text:p text:style-name="P61"/>
      <text:p text:style-name="P61">Change the number of classes we are training on. Here it is <text:span text:style-name="T5">only </text:span>1 <text:span text:style-name="T5">class </text:span>(car)</text:p>
      <text:p text:style-name="P61"/>
      <text:p text:style-name="P61">Change the IOU threshold to 0.45 which is the optimum value used in papers.</text:p>
      <text:p text:style-name="P61"/>
      <text:p text:style-name="P61">Change the threshold _score = 0.7, which not only decrease the number of computations for IOU processing but also helps to filter out the predictions which have a minimum probability of 70%. </text:p>
      <text:p text:style-name="P61"/>
      <text:p text:style-name="P61">Mention the path to the train.record and test.record files that we have created.</text:p>
      <text:p text:style-name="P61"/>
      <text:p text:style-name="P61">Mention the path to the label_map.pbtxt which contains the class names and their indices.</text:p>
      <text:p text:style-name="P61"/>
      <text:p text:style-name="P61">Mention the path to the trained weights of the model that we have downloaded</text:p>
      <text:p text:style-name="P61"/>
      <text:p text:style-name="P65">Set the learning rate and evaluation configurations <text:span text:style-name="T18">as per our needs here the learning rate is 0.0002 </text:span></text:p>
      <text:p text:style-name="P61"/>
      <text:p text:style-name="P58">Optionally, we can change the number of training steps to <text:span text:style-name="T17">suit our needs eg: </text:span>30 <text:span text:style-name="T17">or </text:span>100 (<text:span text:style-name="T17">so less mentioned, </text:span>as we are just updating the already trained network) <text:s/></text:p>
      <text:p text:style-name="P58"/>
      <text:p text:style-name="P58">Now save this file in the train<text:span text:style-name="T17">2</text:span>/training folder</text:p>
      <text:p text:style-name="P58"/>
      <text:p text:style-name="P38">3.<text:span text:style-name="T16">4</text:span> Training and Testing</text:p>
      <text:p text:style-name="P53"/>
      <text:p text:style-name="P59">Now lets go to the models/research/object_detection/legacy/ and copy the train.py from there and copy it into the train1/ folder</text:p>
      <text:p text:style-name="P59"/>
      <text:p text:style-name="P59">Make sure that all the dependencies are exported to the python path (Orelse you will have to copy the nets and deployment folders to the train<text:span text:style-name="T19">2</text:span> folder)</text:p>
      <text:p text:style-name="P59"/>
      <text:p text:style-name="P59">Now train the network using the train.py, mentioning the corresponding config file and the training directory where our trained models will be saved</text:p>
      <text:p text:style-name="P59"/>
      <text:p text:style-name="P90">python train.py --logtostderr --train_dir=training/ --pipeline_config_path=training/<text:span text:style-name="T4">faster_rcnn_inception_v2_pets.config</text:span></text:p>
      <text:p text:style-name="P90"/>
      <text:p text:style-name="P90"/>
      <text:p text:style-name="P47">You will soon see the training process updates on the screen.</text:p>
      <text:p text:style-name="P47"/>
      <text:p text:style-name="P38"><text:span text:style-name="T16">3.5 Results</text:span></text:p>
      <text:p text:style-name="P53"/>
      <text:p text:style-name="P70">Training set contains: 61 images</text:p>
      <text:p text:style-name="P70">Testing set contains: 10 images</text:p>
      <text:p text:style-name="P70">Dataset contains car images with only one class, car</text:p>
      <text:p text:style-name="P70">learning rate:0.000<text:span text:style-name="T23">2</text:span></text:p>
      <text:p text:style-name="P88">Time taken for a single image inference(including post processing): 2.67 seconds</text:p>
      <text:p text:style-name="P80">NOTE: Due to the high variance condition due to the less amount of data used for training, loss values may be misleading, instead refer mAP values and the output images.</text:p>
      <text:p text:style-name="P78"/>
      <text:p text:style-name="P86"><text:soft-page-break/>Below results are evaluated on the test dataset.</text:p>
      <text:p text:style-name="P83">Results till 40 steps:</text:p>
      <text:p text:style-name="P70"/>
      <text:p text:style-name="P70">classification_loss: 0.453891</text:p>
      <text:p text:style-name="P70">localization_loss: 0.753596</text:p>
      <text:p text:style-name="P70">mAP@0.5IOU: 0.377063</text:p>
      <text:p text:style-name="P70">mAP@.75IOU: 0.011551 </text:p>
      <text:p text:style-name="P70"/>
      <text:p text:style-name="P74">last step loss: <text:span text:style-name="T23">1.6</text:span></text:p>
      <text:p text:style-name="P74">Time taken: <text:span text:style-name="T23">259 </text:span>seconds</text:p>
      <text:p text:style-name="P74">Output images:</text:p>
      <text:p text:style-name="P74"/>
      <text:p text:style-name="P74"/>
      <text:p text:style-name="P83">Results till <text:span text:style-name="T21">62</text:span> steps:</text:p>
      <text:p text:style-name="P70"/>
      <text:p text:style-name="P70">classification_loss: 0.734477</text:p>
      <text:p text:style-name="P70">localization_loss: 0.461803</text:p>
      <text:p text:style-name="P70">mAP@0.5IOU: 0.811881</text:p>
      <text:p text:style-name="P70">mAP@.75IOU: 0.295766</text:p>
      <text:p text:style-name="P70"/>
      <text:p text:style-name="P74">last step loss: <text:span text:style-name="T21">1.5</text:span></text:p>
      <text:p text:style-name="P74">Time taken: <text:span text:style-name="T23">405</text:span> seconds</text:p>
      <text:p text:style-name="P74">Output images:</text:p>
      <text:p text:style-name="P74"/>
      <text:p text:style-name="P83">Results till 100 steps:</text:p>
      <text:p text:style-name="P70"/>
      <text:p text:style-name="P70">classification_loss: 0.485620</text:p>
      <text:p text:style-name="P70">localization_loss: 0.265662</text:p>
      <text:p text:style-name="P70">mAP@0.5IOU: 0.732673</text:p>
      <text:p text:style-name="P70">mAP@.75IOU: 0.577228 </text:p>
      <text:p text:style-name="P70"/>
      <text:p text:style-name="P74">last step loss: <text:span text:style-name="T23">0.75</text:span></text:p>
      <text:p text:style-name="P74">Time taken: <text:span text:style-name="T23">621</text:span> seconds</text:p>
      <text:p text:style-name="P74">Output images:</text:p>
      <text:p text:style-name="P74"/>
      <text:p text:style-name="P53"/>
      <text:p text:style-name="P42">4. Tensorflow serving</text:p>
      <text:p text:style-name="P14"/>
      <text:p text:style-name="P35">4.1 Generating <text:span text:style-name="T7">model files and structuring them as per the tf_serving needs</text:span></text:p>
      <text:p text:style-name="P14"/>
      <text:p text:style-name="P14">Present version of Tensorflow serving doesn’t accept the direct accessing of the model and its weights. We need to <text:span text:style-name="T7">get the saved model to be served in the session which contains both the weights and graph structure and also </text:span>fr<text:span text:style-name="T7">eeze (used for the inference)</text:span> the model before we export it to the serving engine. <text:span text:style-name="T7">That is, create the saved model (.pb file) from the available weight and structure files (.ckpt files). Note that saved model is not a serializable one and can be used for retraining whereas once its frozen it becomes serializable and cannot be used for training.</text:span></text:p>
      <text:p text:style-name="P14"/>
      <text:p text:style-name="P16">Go to the models/research/object_detection folder, where you will find export_inference_graph.py file which helps to create the desired <text:span text:style-name="T8">models. Mention the path to the config file and checkpoints used for training the model while running it.</text:span></text:p>
      <text:p text:style-name="P16"/>
      <text:p text:style-name="P16">python3 -u export_inference_graph.py \</text:p>
      <text:p text:style-name="P16"><text:soft-page-break/><text:s text:c="2"/>--input_type=image_tensor \</text:p>
      <text:p text:style-name="P16"><text:s text:c="2"/>--pipeline_config_path=/home/convo/Downloads/faster_rcnn_inception_v2_pets.config \</text:p>
      <text:p text:style-name="P16"><text:s text:c="2"/>--trained_checkpoint_prefix=tensorflow-obj/<text:span text:style-name="T8">c</text:span>fast1<text:span text:style-name="T8">00</text:span>/model.ckpt-1<text:span text:style-name="T8">00</text:span> \</text:p>
      <text:p text:style-name="P16"><text:s text:c="2"/>--output_directory=model_output/<text:span text:style-name="T8">c</text:span>fast1<text:span text:style-name="T8">00</text:span></text:p>
      <text:p text:style-name="P14"/>
      <text:p text:style-name="P17">Once the command is executed you will find the <text:span text:style-name="T9">saved model, frozen model and checkpoints files at the mentioned output location. </text:span></text:p>
      <text:p text:style-name="P17"/>
      <text:p text:style-name="P18">Grab the contents in the saved_model folder and put inside a new folder named “1” outside the working directory. Create a new folder with the name of your own neural network, lets say “fastcarmodel” and put the folder “1” inside it. </text:p>
      <text:p text:style-name="P18"/>
      <text:p text:style-name="P34">4.2 Installing the docker</text:p>
      <text:p text:style-name="P18"/>
      <text:p text:style-name="P18">Open the terminal and execute the following commands in the sequence provided:</text:p>
      <text:p text:style-name="P18"/>
      <text:p text:style-name="P18">sudo apt update</text:p>
      <text:p text:style-name="P18">sudo apt upgrade</text:p>
      <text:p text:style-name="P18"/>
      <text:p text:style-name="P18">sudo apt install apt-transport-https ca-certificates curl software-properties-common</text:p>
      <text:p text:style-name="P18"/>
      <text:p text:style-name="P18">curl -fsSL https://download.docker.com/linux/ubuntu/gpg | sudo apt-key add -</text:p>
      <text:p text:style-name="P18"/>
      <text:p text:style-name="P18">sudo add-apt-repository "deb [arch=amd64] https://download.docker.com/linux/ubuntu $(lsb_release -cs) stable"</text:p>
      <text:p text:style-name="P18"/>
      <text:p text:style-name="P18">sudo apt update</text:p>
      <text:p text:style-name="P18">sudo apt install docker-ce</text:p>
      <text:p text:style-name="P18"/>
      <text:p text:style-name="P18">By now you should be able to see the running updates of the docker by executing the following command:</text:p>
      <text:p text:style-name="P18"/>
      <text:p text:style-name="P18">sudo systemctl status docker </text:p>
      <text:p text:style-name="P18"/>
      <text:p text:style-name="P18"/>
      <text:p text:style-name="P18"/>
      <text:p text:style-name="P34">4.3 Building the tensorflow_serving docker image</text:p>
      <text:p text:style-name="P18"/>
      <text:p text:style-name="P18">First we have to clone the tensorflow serving <text:span text:style-name="T10">github repository before proceeding to the building of the docker image.</text:span></text:p>
      <text:p text:style-name="P18"/>
      <text:p text:style-name="P19">git clone --recursive https://github.com/tensorflow/serving</text:p>
      <text:p text:style-name="P19"/>
      <text:p text:style-name="P19">Enter into the tensorflow serving project folder through terminal</text:p>
      <text:p text:style-name="P19"/>
      <text:p text:style-name="P19">cd serving</text:p>
      <text:p text:style-name="P19"/>
      <text:p text:style-name="P19">Inside /tools/docker/ you will find the Dockerfile.devel which lists all the dependencies required for us to build the tensorflow_serving service. Through docker we can create a specific container which is unaffected by other system files and loaded with all the dependencies mentioned.</text:p>
      <text:p text:style-name="P19"/>
      <text:p text:style-name="P19">This can be achieved by executing the following command <text:span text:style-name="T11">from serving/</text:span>:</text:p>
      <text:p text:style-name="P19"><text:soft-page-break/></text:p>
      <text:p text:style-name="P19">sudo docker build --pull -t $USER/tensorflow-serving-devel -f tensorflow_serving/tools/docker/Dockerfile.devel .</text:p>
      <text:p text:style-name="P19"/>
      <text:p text:style-name="P20">Once it is build, run it by the following command:</text:p>
      <text:p text:style-name="P20"/>
      <text:p text:style-name="P20">docker run --name=tensorflow_container -it $USER/tensorflow-serving-devel</text:p>
      <text:p text:style-name="P20"/>
      <text:p text:style-name="P20">Check for the contents inside the container. Some versions come with tensorflow_serving already configured inside it. If it is the case, proceed to the next step. Orelse manually clone the tensorflow_serving repo and configure it using the following command:</text:p>
      <text:p text:style-name="P20"/>
      <text:p text:style-name="P20">git clone --recursive https://github.com/tensorflow/serving </text:p>
      <text:p text:style-name="P20"/>
      <text:p text:style-name="P20">Now we need to build the tensorflow_serving project using Google’s bazel from inside the container. It downloads and manages all the dependencies required for the serving.</text:p>
      <text:p text:style-name="P20"/>
      <text:p text:style-name="P31"><text:span text:style-name="Source_20_Text">bazel build -c opt tensorflow_serving/...</text:span></text:p>
      <text:p text:style-name="P20"/>
      <text:p text:style-name="P20"/>
      <text:p text:style-name="P33">4.4 Exporting and Running the model</text:p>
      <text:p text:style-name="P21"/>
      <text:p text:style-name="P21">Once the building is finished completely, <text:span text:style-name="T13">get back to the directory where we saved our ready-made final graph folder, “fastcarmodel” through terminal.</text:span></text:p>
      <text:p text:style-name="P21"/>
      <text:p text:style-name="P22">Now we have to copy that folder into the container we built by executing the following command:</text:p>
      <text:p text:style-name="P22"/>
      <text:p text:style-name="P22">sudo docker cp ./fastcarmodel x:/serving <text:s/>(x is the contained id {eg: root@x})</text:p>
      <text:p text:style-name="P23"/>
      <text:p text:style-name="P22">Now get back to the container and check whether the model is exported. Once it is done, we are all set to host our model on the server.</text:p>
      <text:p text:style-name="P22"/>
      <text:p text:style-name="P22">Use the following command from inside the container to host the model using using tensorflow-serving <text:span text:style-name="T14">(Mention the port number, model name, log file and desired path for the model )</text:span>:</text:p>
      <text:p text:style-name="P22"/>
      <text:p text:style-name="P22">bazel-bin/tensorflow_serving/model_servers/tensorflow_model_server --port=9000 --model_name=inception --model_base_path=/serving/fastcarmodel &amp;&gt; fastcarmodel_log &amp; </text:p>
      <text:p text:style-name="P22"/>
      <text:p text:style-name="P24">You can check the updates of the server in the fastcarmodel_log as mentioned in the above command.</text:p>
      <text:p text:style-name="P24"/>
      <text:p text:style-name="P26">4.5 Accessing the service using the client file</text:p>
      <text:p text:style-name="P24"/>
      <text:p text:style-name="P24">Before leaving the container, install the required grpc tools by the following command:</text:p>
      <text:p text:style-name="P24"/>
      <text:p text:style-name="P24">pip3 install grpcio grpcio-tools</text:p>
      <text:p text:style-name="P24"/>
      <text:p text:style-name="P24">Now, get back to the directory where the client.py is saved and again install the grpc tools here.</text:p>
      <text:p text:style-name="P24"/>
      <text:p text:style-name="P24">pip3 install grpcio grpcio-tools</text:p>
      <text:p text:style-name="P24"/>
      <text:p text:style-name="P24">Get the IP address of our container by using the following command: </text:p>
      <text:p text:style-name="P23"><text:soft-page-break/></text:p>
      <text:p text:style-name="P23">sudo docker network inspect bridge | grep Ipv4Address</text:p>
      <text:p text:style-name="P23"/>
      <text:p text:style-name="P24">Once it is executed, you will see the address where our service is hosted. Note it.</text:p>
      <text:p text:style-name="P24"/>
      <text:p text:style-name="P24">Now get the inference by executing the client.py file, mentioning the address and the image path that we want to analyze, as follows:</text:p>
      <text:p text:style-name="P24"/>
      <text:p text:style-name="P24">python3 client.py --server=172.17.0.2:9000 –image=./test.jpg</text:p>
      <text:p text:style-name="P24"/>
      <text:p text:style-name="P25">You will see a json response from the model explaining the details of detection (number of detections with the bounding boxes)</text:p>
      <text:p text:style-name="P20"/>
      <text:p text:style-name="P20"><text:s/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3:34:07.974299944</meta:creation-date>
    <dc:date>2019-04-24T21:04:30.143038337</dc:date>
    <meta:editing-duration>P1DT22H39M36S</meta:editing-duration>
    <meta:editing-cycles>24</meta:editing-cycles>
    <meta:generator>LibreOffice/6.0.7.3$Linux_X86_64 LibreOffice_project/00m0$Build-3</meta:generator>
    <meta:document-statistic meta:table-count="0" meta:image-count="0" meta:object-count="0" meta:page-count="11" meta:paragraph-count="282" meta:word-count="2220" meta:character-count="15570" meta:non-whitespace-character-count="13590"/>
  </office:meta>
</office:document-meta>
</file>